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9" table:default-cell-style-name="ce108"/>
        <table:table-column table:style-name="co4" table:number-columns-repeated="5" table:default-cell-style-name="ce108"/>
        <table:table-column table:style-name="co4" table:number-columns-repeated="997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7" table:number-rows-spanned="1">
            <text:p>Web</text:p>
          </table:table-cell>
          <table:covered-table-cell table:number-columns-repeated="6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7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0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0" office:value-type="string" calcext:value-type="string">
            <text:p>DN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/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7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1-17" calcext:value-type="date">
            <text:p>17 nov.</text:p>
          </table:table-cell>
          <table:table-cell table:style-name="ce10"/>
          <table:table-cell table:style-name="ce10" office:value-type="date" office:date-value="2020-11-24" calcext:value-type="date">
            <text:p>24 nov.</text:p>
          </table:table-cell>
          <table:table-cell table:style-name="ce10" office:value-type="date" office:date-value="2020-12-01" calcext:value-type="date">
            <text:p>1 déc.</text:p>
          </table:table-cell>
          <table:table-cell table:style-name="ce10" table:number-columns-repeated="13"/>
          <table:table-cell table:style-name="ce26" table:number-columns-repeated="40"/>
          <table:table-cell table:style-name="ce28" table:number-columns-repeated="957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number-columns-repeated="2" table:style-name="ce10" office:value-type="date" office:date-value="2020-11-19" calcext:value-type="date">
            <text:p>19 nov.</text:p>
          </table:table-cell>
          <table:table-cell table:style-name="ce10"/>
          <table:table-cell table:style-name="ce10" office:value-type="date" office:date-value="2020-11-26" calcext:value-type="date">
            <text:p>26 nov.</text:p>
          </table:table-cell>
          <table:table-cell table:style-name="ce10" office:value-type="date" office:date-value="2020-12-03" calcext:value-type="date">
            <text:p>3 déc.</text:p>
          </table:table-cell>
          <table:table-cell table:style-name="ce10" table:number-columns-repeated="13"/>
          <table:table-cell table:style-name="ce26" table:number-columns-repeated="40"/>
          <table:table-cell table:style-name="ce28" table:number-columns-repeated="957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;5</text:p>
          </table:table-cell>
          <table:table-cell table:style-name="ce8"/>
          <table:table-cell table:number-columns-repeated="2" table:style-name="ce8" office:value-type="string" calcext:value-type="string">
            <text:p>distance</text:p>
          </table:table-cell>
          <table:table-cell table:style-name="ce8" table:number-columns-repeated="13"/>
          <table:table-cell table:style-name="ce24" table:number-columns-repeated="40"/>
          <table:table-cell table:style-name="ce27" table:number-columns-repeated="957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7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9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3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7"/>
          <table:table-cell table:number-columns-repeated="1003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3"/>
        </table:table-row>
        <table:table-row table:style-name="ro5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7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3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3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9"/>
          <table:table-cell table:number-columns-repeated="1003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2"/>
          <table:table-cell table:style-name="ce104" table:number-columns-repeated="19"/>
          <table:table-cell table:number-columns-repeated="1003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9"/>
          <table:table-cell table:number-columns-repeated="1003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9"/>
          <table:table-cell table:number-columns-repeated="1003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9"/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9"/>
          <table:table-cell table:number-columns-repeated="1003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9"/>
          <table:table-cell table:number-columns-repeated="1003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7"/>
          <table:table-cell table:number-columns-repeated="1003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9"/>
          <table:table-cell table:number-columns-repeated="1003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9"/>
          <table:table-cell table:number-columns-repeated="1003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9"/>
          <table:table-cell table:number-columns-repeated="1003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5" table:default-cell-style-name="ce108"/>
        <table:table-column table:style-name="co4" table:number-columns-repeated="5" table:default-cell-style-name="ce108"/>
        <table:table-column table:style-name="co4" table:number-columns-repeated="97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6" table:number-rows-spanned="1">
            <text:p>Langage</text:p>
          </table:table-cell>
          <table:covered-table-cell table:number-columns-repeated="5" table:style-name="ce16"/>
          <table:table-cell table:style-name="ce16" office:value-type="string" calcext:value-type="string" table:number-columns-spanned="2" table:number-rows-spanned="1">
            <text:p>Interaction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1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0" office:value-type="string" calcext:value-type="string">
            <text:p>Exercices supplémentaires –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 construit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0" office:value-type="string" calcext:value-type="string">
            <text:p>Portée d’une fonction</text:p>
          </table:table-cell>
          <table:table-cell table:style-name="ce48" office:value-type="string" calcext:value-type="string">
            <text:p>évaluation</text:p>
          </table:table-cell>
          <table:table-cell table:style-name="ce40" office:value-type="string" calcext:value-type="string">
            <text:p>Page web – spécialités</text:p>
          </table:table-cell>
          <table:table-cell table:style-name="ce40"/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1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6" calcext:value-type="date">
            <text:p>16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17" calcext:value-type="date">
            <text:p>17 nov.</text:p>
          </table:table-cell>
          <table:table-cell table:style-name="ce10" office:value-type="date" office:date-value="2020-11-19" calcext:value-type="date">
            <text:p>19 nov.</text:p>
          </table:table-cell>
          <table:table-cell table:style-name="ce10" table:number-columns-repeated="28"/>
          <table:table-cell table:style-name="ce26" table:number-columns-repeated="40"/>
          <table:table-cell table:style-name="ce28" table:number-columns-repeated="931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istanc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table:number-columns-repeated="28"/>
          <table:table-cell table:style-name="ce24" table:number-columns-repeated="40"/>
          <table:table-cell table:style-name="ce27" table:number-columns-repeated="93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4"/>
          <table:table-cell table:number-columns-repeated="97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4"/>
          <table:table-cell table:number-columns-repeated="977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104" table:number-columns-repeated="45"/>
          <table:table-cell table:number-columns-repeated="97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5"/>
          <table:table-cell table:number-columns-repeated="97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5"/>
          <table:table-cell table:number-columns-repeated="977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77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77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6"/>
          <table:table-cell table:number-columns-repeated="977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77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77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104" table:number-columns-repeated="45"/>
          <table:table-cell table:number-columns-repeated="97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4"/>
          <table:table-cell table:number-columns-repeated="97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5"/>
          <table:table-cell table:number-columns-repeated="977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77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77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77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77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104" table:number-columns-repeated="45"/>
          <table:table-cell table:number-columns-repeated="977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5"/>
          <table:table-cell table:number-columns-repeated="97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4"/>
          <table:table-cell table:number-columns-repeated="977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5"/>
          <table:table-cell table:number-columns-repeated="977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5"/>
          <table:table-cell table:number-columns-repeated="977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5"/>
          <table:table-cell table:number-columns-repeated="977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5"/>
          <table:table-cell table:number-columns-repeated="977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5"/>
          <table:table-cell table:number-columns-repeated="977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5"/>
          <table:table-cell table:number-columns-repeated="977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5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5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5"/>
          <table:table-cell table:number-columns-repeated="977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5"/>
          <table:table-cell table:number-columns-repeated="97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5"/>
          <table:table-cell table:number-columns-repeated="97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4"/>
          <table:table-cell table:number-columns-repeated="977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7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3"/>
          <table:table-cell table:number-columns-repeated="977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5"/>
          <table:table-cell table:number-columns-repeated="97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31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77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5"/>
          <table:table-cell table:number-columns-repeated="977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5"/>
          <table:table-cell table:number-columns-repeated="97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5"/>
          <table:table-cell table:number-columns-repeated="97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5"/>
          <table:table-cell table:number-columns-repeated="97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4"/>
          <table:table-cell table:number-columns-repeated="977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77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9"/>
          <table:table-cell table:number-columns-repeated="977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5"/>
          <table:table-cell table:number-columns-repeated="977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5"/>
          <table:table-cell table:number-columns-repeated="97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4"/>
          <table:table-cell table:number-columns-repeated="977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5"/>
          <table:table-cell table:number-columns-repeated="977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5"/>
          <table:table-cell table:number-columns-repeated="977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5"/>
          <table:table-cell table:number-columns-repeated="977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5"/>
          <table:table-cell table:number-columns-repeated="977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5"/>
          <table:table-cell table:number-columns-repeated="977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5"/>
          <table:table-cell table:number-columns-repeated="977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6" table:default-cell-style-name="ce108"/>
        <table:table-column table:style-name="co4" table:number-columns-repeated="5" table:default-cell-style-name="ce108"/>
        <table:table-column table:style-name="co4" table:number-columns-repeated="97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16"/>
          <table:table-cell table:style-name="ce16" office:value-type="string" calcext:value-type="string" table:number-columns-spanned="3" table:number-rows-spanned="1">
            <text:p>bdd</text:p>
          </table:table-cell>
          <table:covered-table-cell table:number-columns-repeated="2" table:style-name="ce16"/>
          <table:table-cell table:style-name="ce16" table:number-columns-repeated="9"/>
          <table:table-cell table:style-name="ce24" table:number-columns-repeated="40"/>
          <table:table-cell table:style-name="ce27" table:number-columns-repeated="938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0" office:value-type="string" calcext:value-type="string">
            <text:p>Exercices graphes parcours</text:p>
          </table:table-cell>
          <table:table-cell table:style-name="ce40" office:value-type="string" calcext:value-type="string">
            <text:p>Devinette du berger</text:p>
          </table:table-cell>
          <table:table-cell table:style-name="ce40" office:value-type="string" calcext:value-type="string">
            <text:p>TP sudoku</text:p>
          </table:table-cell>
          <table:table-cell table:style-name="ce48" office:value-type="string" calcext:value-type="string">
            <text:p>Évaluation graphe</text:p>
          </table:table-cell>
          <table:table-cell table:style-name="ce94" office:value-type="string" calcext:value-type="string">
            <text:p>projet labyrinthe fantôme</text:p>
          </table:table-cell>
          <table:table-cell table:style-name="ce94" office:value-type="string" calcext:value-type="string">
            <text:p>Collection BD</text:p>
          </table:table-cell>
          <table:table-cell table:style-name="ce94" table:number-columns-repeated="2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38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table:number-columns-repeated="17"/>
          <table:table-cell table:style-name="ce32" table:number-columns-repeated="40"/>
          <table:table-cell table:style-name="ce33" table:number-columns-repeated="938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17"/>
          <table:table-cell table:style-name="ce24" table:number-columns-repeated="40"/>
          <table:table-cell table:style-name="ce27" table:number-columns-repeated="93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7"/>
          <table:table-cell table:number-columns-repeated="98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7"/>
          <table:table-cell table:number-columns-repeated="984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7"/>
          <table:table-cell table:number-columns-repeated="984"/>
        </table:table-row>
        <table:table-row table:style-name="ro5">
          <table:table-cell table:number-columns-repeated="2"/>
          <table:table-cell table:style-name="ce104" table:number-columns-repeated="38"/>
          <table:table-cell table:number-columns-repeated="984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8"/>
          <table:table-cell table:number-columns-repeated="98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8"/>
          <table:table-cell table:number-columns-repeated="984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4"/>
          <table:table-cell table:number-columns-repeated="984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4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8"/>
          <table:table-cell table:number-columns-repeated="984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8"/>
          <table:table-cell table:number-columns-repeated="984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8"/>
          <table:table-cell table:number-columns-repeated="984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4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4"/>
        </table:table-row>
        <table:table-row table:style-name="ro5">
          <table:table-cell table:number-columns-repeated="2"/>
          <table:table-cell table:style-name="ce104" table:number-columns-repeated="38"/>
          <table:table-cell table:number-columns-repeated="984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7"/>
          <table:table-cell table:number-columns-repeated="98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8"/>
          <table:table-cell table:number-columns-repeated="984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8"/>
          <table:table-cell table:number-columns-repeated="984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8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8"/>
          <table:table-cell table:number-columns-repeated="984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8"/>
          <table:table-cell table:number-columns-repeated="984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8"/>
          <table:table-cell table:number-columns-repeated="984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8"/>
          <table:table-cell table:number-columns-repeated="984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8"/>
          <table:table-cell table:number-columns-repeated="984"/>
        </table:table-row>
        <table:table-row table:style-name="ro9">
          <table:table-cell table:number-columns-repeated="2"/>
          <table:table-cell table:style-name="ce104" table:number-columns-repeated="38"/>
          <table:table-cell table:number-columns-repeated="984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8"/>
          <table:table-cell table:number-columns-repeated="98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7"/>
          <table:table-cell table:number-columns-repeated="984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8"/>
          <table:table-cell table:number-columns-repeated="984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84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8"/>
          <table:table-cell table:number-columns-repeated="984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8"/>
          <table:table-cell table:number-columns-repeated="984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8"/>
          <table:table-cell table:number-columns-repeated="98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7"/>
          <table:table-cell table:number-columns-repeated="984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8"/>
          <table:table-cell table:number-columns-repeated="984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8"/>
          <table:table-cell table:number-columns-repeated="984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6"/>
          <table:table-cell table:number-columns-repeated="984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4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8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4"/>
          <table:table-cell table:number-columns-repeated="984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5"/>
          <table:table-cell table:number-columns-repeated="984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6"/>
          <table:table-cell table:number-columns-repeated="984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8"/>
          <table:table-cell table:number-columns-repeated="98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8"/>
          <table:table-cell table:number-columns-repeated="98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7"/>
          <table:table-cell table:number-columns-repeated="98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8"/>
          <table:table-cell table:number-columns-repeated="984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8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8"/>
          <table:table-cell table:number-columns-repeated="984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8"/>
          <table:table-cell table:number-columns-repeated="984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4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84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8"/>
          <table:table-cell table:number-columns-repeated="984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8"/>
          <table:table-cell table:number-columns-repeated="984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8:42:20.991328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30T09:49:25.494185178</dc:date>
    <meta:editing-duration>P96DT5H7M2S</meta:editing-duration>
    <meta:editing-cycles>670</meta:editing-cycles>
    <meta:generator>LibreOffice/6.1.5.2$Linux_X86_64 LibreOffice_project/10$Build-2</meta:generator>
    <meta:document-statistic meta:table-count="3" meta:cell-count="702" meta:object-count="0"/>
  </office:meta>
</office:document-meta>
</file>